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0.42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5.51mm"/>
    </style:style>
    <style:style style:name="co6" style:family="table-column">
      <style:table-column-properties fo:break-before="auto" style:column-width="11.17mm"/>
    </style:style>
    <style:style style:name="co7" style:family="table-column">
      <style:table-column-properties fo:break-before="auto" style:column-width="46.71mm"/>
    </style:style>
    <style:style style:name="co8" style:family="table-column">
      <style:table-column-properties fo:break-before="auto" style:column-width="187.01mm"/>
    </style:style>
    <style:style style:name="co9" style:family="table-column">
      <style:table-column-properties fo:break-before="auto" style:column-width="29.3mm"/>
    </style:style>
    <style:style style:name="co10" style:family="table-column">
      <style:table-column-properties fo:break-before="auto" style:column-width="27.52mm"/>
    </style:style>
    <style:style style:name="co11" style:family="table-column">
      <style:table-column-properties fo:break-before="auto" style:column-width="191.56mm"/>
    </style:style>
    <style:style style:name="co12" style:family="table-column">
      <style:table-column-properties fo:break-before="auto" style:column-width="42.28mm"/>
    </style:style>
    <style:style style:name="co13" style:family="table-column">
      <style:table-column-properties fo:break-before="auto" style:column-width="13.18mm"/>
    </style:style>
    <style:style style:name="co14" style:family="table-column">
      <style:table-column-properties fo:break-before="auto" style:column-width="2.43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120.02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14.9mm"/>
    </style:style>
    <style:style style:name="co19" style:family="table-column">
      <style:table-column-properties fo:break-before="auto" style:column-width="6.09mm"/>
    </style:style>
    <style:style style:name="co20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7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4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37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50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5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5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81" style:family="table-cell" style:parent-style-name="Default">
      <style:table-cell-properties fo:border-bottom="none" fo:border-left="none" fo:border-right="0.06pt solid #000000" fo:border-top="0.06pt solid #000000"/>
    </style:style>
    <style:style style:name="ce8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</style:style>
    <style:style style:name="ce88" style:family="table-cell" style:parent-style-name="Default">
      <style:table-cell-properties fo:border-bottom="0.06pt solid #000000" fo:border-left="none" fo:border-right="0.06pt solid #000000" fo:border-top="none"/>
    </style:style>
    <style:style style:name="ce185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86" style:family="table-cell" style:parent-style-name="Default">
      <style:table-cell-properties fo:border-bottom="none" fo:border-left="0.06pt solid #000000" fo:border-right="none" fo:border-top="none"/>
      <style:text-properties fo:color="#00a65d" fo:font-weight="normal" style:font-weight-asian="normal" style:font-weight-complex="normal"/>
    </style:style>
    <style:style style:name="ce187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88" style:family="table-cell" style:parent-style-name="Default">
      <style:table-cell-properties fo:border-bottom="none" fo:border-left="none" fo:border-right="none" fo:border-top="0.06pt solid #000000"/>
    </style:style>
    <style:style style:name="ce18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9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9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9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normal" style:font-weight-asian="normal" style:font-weight-complex="normal"/>
    </style:style>
    <style:style style:name="ce1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9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20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20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1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4" style:family="table-cell" style:parent-style-name="Default" style:data-style-name="N37"/>
    <style:style style:name="ce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08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09" style:family="table-cell" style:parent-style-name="Default">
      <style:table-cell-properties fo:border-bottom="none" fo:border-left="0.06pt solid #000000" fo:border-right="none" fo:border-top="none"/>
      <style:text-properties fo:color="#00a65d" fo:font-weight="bold" style:font-weight-asian="bold" style:font-weight-complex="bold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1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2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2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1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3" table:default-cell-style-name="ce24"/>
        <table:table-column table:style-name="co2" table:default-cell-style-name="ce24"/>
        <table:table-column table:style-name="co4" table:default-cell-style-name="ce24"/>
        <table:table-column table:style-name="co5" table:default-cell-style-name="ce24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omingo</text:p>
          </table:table-cell>
          <table:covered-table-cell/>
          <table:covered-table-cell table:number-columns-repeated="5" table:style-name="ce111"/>
          <table:covered-table-cell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2" office:value-type="string" calcext:value-type="string">
            <text:p>página term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3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table-cell table:style-name="ce31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6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Aula 02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111"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7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3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111"/>
          <table:table-cell table:number-columns-repeated="2"/>
          <table:table-cell office:value-type="string" calcext:value-type="string">
            <text:p>aula01</text:p>
          </table:table-cell>
          <table:table-cell table:style-name="ce37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4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111"/>
          <table:table-cell table:number-columns-repeated="2"/>
          <table:table-cell office:value-type="string" calcext:value-type="string">
            <text:p>aula02</text:p>
          </table:table-cell>
          <table:table-cell table:style-name="ce37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3"/>
          <table:table-cell table:style-name="ce13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float" office:value="5" calcext:value-type="float">
            <text:p>5</text:p>
          </table:table-cell>
          <table:table-cell table:style-name="ce32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7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4</text:p>
          </table:table-cell>
          <table:table-cell table:style-name="ce37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5</text:p>
          </table:table-cell>
          <table:table-cell table:style-name="ce37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6</text:p>
          </table:table-cell>
          <table:table-cell table:style-name="ce37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7</text:p>
          </table:table-cell>
          <table:table-cell table:style-name="ce37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5" office:value-type="string" calcext:value-type="string">
            <text:p>Aula 10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8</text:p>
          </table:table-cell>
          <table:table-cell table:style-name="ce37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5" office:value-type="string" calcext:value-type="string">
            <text:p>Aula 11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6" office:value-type="string" calcext:value-type="string">
            <text:p>Aula 12</text:p>
          </table:table-cell>
          <table:table-cell table:style-name="ce14"/>
          <table:table-cell table:style-name="ce14" office:value-type="string" calcext:value-type="string">
            <text:p>paga</text:p>
          </table:table-cell>
          <table:table-cell table:style-name="ce14" table:number-columns-repeated="2"/>
          <table:table-cell table:style-name="ce28" office:value-type="float" office:value="5" calcext:value-type="float">
            <text:p>5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7" office:value-type="string" calcext:value-type="string">
            <text:p>Aula 1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ula 14</text:p>
          </table:table-cell>
          <table:table-cell table:style-name="ce16" office:value-type="date" office:date-value="2018-06-10" calcext:value-type="date">
            <text:p>10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8" office:value-type="string" calcext:value-type="string">
            <text:p>Aula 15</text:p>
          </table:table-cell>
          <table:table-cell table:style-name="ce16" office:value-type="date" office:date-value="2018-06-17" calcext:value-type="date">
            <text:p>17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3" calcext:value-type="float">
            <text:p>3</text:p>
          </table:table-cell>
          <table:covered-table-cell table:style-name="ce33"/>
          <table:table-cell table:style-name="ce24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>
            <text:p>Aula 16</text:p>
          </table:table-cell>
          <table:table-cell table:style-name="ce16" office:value-type="date" office:date-value="2018-06-24" calcext:value-type="date">
            <text:p>24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7</text:p>
          </table:table-cell>
          <table:table-cell table:style-name="ce17" office:value-type="date" office:date-value="2018-07-01" calcext:value-type="date">
            <text:p>01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table:style-name="ce27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8</text:p>
          </table:table-cell>
          <table:table-cell table:style-name="ce18" office:value-type="date" office:date-value="2018-07-08" calcext:value-type="date">
            <text:p>08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table:style-name="ce27"/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9</text:p>
          </table:table-cell>
          <table:table-cell table:style-name="ce19" office:value-type="date" office:date-value="2018-07-15" calcext:value-type="date">
            <text:p>15/07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0</text:p>
          </table:table-cell>
          <table:table-cell table:style-name="ce20" office:value-type="date" office:date-value="2018-07-22" calcext:value-type="date">
            <text:p>22/07/18</text:p>
          </table:table-cell>
          <table:table-cell table:style-name="ce26" office:value-type="string" calcext:value-type="string">
            <text:p>paga</text:p>
          </table:table-cell>
          <table:table-cell table:style-name="ce28" office:value-type="string" calcext:value-type="string">
            <text:p>Integração JSF - bootstrap 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21" office:value-type="date" office:date-value="2018-07-29" calcext:value-type="date">
            <text:p>29/07/18</text:p>
          </table:table-cell>
          <table:table-cell table:style-name="ce15" office:value-type="string" calcext:value-type="string">
            <text:p>paga</text:p>
          </table:table-cell>
          <table:table-cell table:style-name="ce29" office:value-type="string" calcext:value-type="string">
            <text:p>Maven – Modularização do projeto BD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22" office:value-type="date" office:date-value="2018-08-05" calcext:value-type="date">
            <text:p>05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22" office:value-type="date" office:date-value="2018-08-19" calcext:value-type="date">
            <text:p>19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4</text:p>
          </table:table-cell>
          <table:table-cell table:style-name="ce22" office:value-type="date" office:date-value="2018-08-26" calcext:value-type="date">
            <text:p>26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 / JSF / Bootstrap (jpa-jsf-2)</text:p>
          </table:table-cell>
          <table:table-cell/>
          <table:table-cell office:value-type="float" office:value="4" calcext:value-type="float">
            <text:p>4</text:p>
          </table:table-cell>
          <table:covered-table-cell table:style-name="ce33"/>
          <table:table-cell table:style-name="ce24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ula 25</text:p>
          </table:table-cell>
          <table:table-cell table:style-name="ce23" office:value-type="date" office:date-value="2018-09-02" calcext:value-type="date">
            <text:p>02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editar, controle de acesso (jpa-jsf-3)</text:p>
          </table:table-cell>
          <table:table-cell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6</text:p>
          </table:table-cell>
          <table:table-cell table:style-name="ce23" office:value-type="date" office:date-value="2018-09-16" calcext:value-type="date">
            <text:p>16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7</text:p>
          </table:table-cell>
          <table:table-cell table:style-name="ce19" office:value-type="date" office:date-value="2018-09-30" calcext:value-type="date">
            <text:p>30/09/18</text:p>
          </table:table-cell>
          <table:table-cell table:style-name="ce27" office:value-type="string" calcext:value-type="string">
            <text:p>Realizada</text:p>
          </table:table-cell>
          <table:table-cell table:style-name="ce118" office:value-type="string" calcext:value-type="string">
            <text:p>Criar camada de negócio, incluir relacionamento, explicar CDI</text:p>
          </table:table-cell>
          <table:table-cell table:style-name="ce30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8</text:p>
          </table:table-cell>
          <table:table-cell table:style-name="ce20" office:value-type="date" office:date-value="2018-10-07" calcext:value-type="date">
            <text:p>07/10/18</text:p>
          </table:table-cell>
          <table:table-cell table:style-name="ce28"/>
          <table:table-cell table:style-name="ce28" office:value-type="string" calcext:value-type="string">
            <text:p>Implemente um crud usando JSF e JPA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style-name="ce35" office:value-type="date" office:date-value="2018-10-16" calcext:value-type="date">
            <text:p>16/10/18</text:p>
          </table:table-cell>
          <table:table-cell table:style-name="ce12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2 Sábado" table:style-name="ta1">
        <table:table-column table:style-name="co2" table:default-cell-style-name="Default"/>
        <table:table-column table:style-name="co2" table:default-cell-style-name="ce111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38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9"/>
          <table:covered-table-cell table:style-name="ce181"/>
          <table:table-cell table:number-columns-repeated="2"/>
        </table:table-row>
        <table:table-row table:style-name="ro1">
          <table:table-cell table:style-name="ce39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6" office:value-type="string" calcext:value-type="string">
            <text:p>página term</text:p>
          </table:table-cell>
          <table:table-cell table:style-name="ce11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40" office:value-type="string" calcext:value-type="string">
            <text:p>Aula 01</text:p>
          </table:table-cell>
          <table:table-cell table:style-name="ce49" office:value-type="date" office:date-value="2018-06-23" calcext:value-type="date">
            <text:p>23/06/18</text:p>
          </table:table-cell>
          <table:table-cell table:style-name="ce15" office:value-type="string" calcext:value-type="string">
            <text:p>paga</text:p>
          </table:table-cell>
          <table:table-cell table:style-name="ce69" table:number-columns-repeated="2"/>
          <table:table-cell table:style-name="ce29" office:value-type="float" office:value="5" calcext:value-type="float">
            <text:p>5</text:p>
          </table:table-cell>
          <table:table-cell table:style-name="ce81" office:value-type="string" calcext:value-type="string" table:number-columns-spanned="1" table:number-rows-spanned="8">
            <text:p>OO</text:p>
          </table:table-cell>
          <table:table-cell table:style-name="ce181"/>
          <table:table-cell table:number-columns-repeated="2"/>
        </table:table-row>
        <table:table-row table:style-name="ro1">
          <table:table-cell table:style-name="ce41" office:value-type="string" calcext:value-type="string">
            <text:p>Aula 02</text:p>
          </table:table-cell>
          <table:table-cell table:style-name="ce50" office:value-type="date" office:date-value="2018-06-30" calcext:value-type="date">
            <text:p>30/06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111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3</text:p>
          </table:table-cell>
          <table:table-cell table:style-name="ce50" office:value-type="date" office:date-value="2018-07-07" calcext:value-type="date">
            <text:p>07/07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111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4</text:p>
          </table:table-cell>
          <table:table-cell table:style-name="ce50" office:value-type="date" office:date-value="2018-07-14" calcext:value-type="date">
            <text:p>14/07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111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5</text:p>
          </table:table-cell>
          <table:table-cell table:style-name="ce51" office:value-type="date" office:date-value="2018-07-21" calcext:value-type="date">
            <text:p>21/07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111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6</text:p>
          </table:table-cell>
          <table:table-cell table:style-name="ce51" office:value-type="date" office:date-value="2018-07-28" calcext:value-type="date">
            <text:p>28/07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111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7</text:p>
          </table:table-cell>
          <table:table-cell table:style-name="ce51" office:value-type="date" office:date-value="2018-08-04" calcext:value-type="date">
            <text:p>04/08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111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style-name="ce111"/>
          <table:table-cell/>
        </table:table-row>
        <table:table-row table:style-name="ro1">
          <table:table-cell table:style-name="ce42" office:value-type="string" calcext:value-type="string">
            <text:p>Aula 08</text:p>
          </table:table-cell>
          <table:table-cell table:style-name="ce51" office:value-type="date" office:date-value="2018-08-11" calcext:value-type="date">
            <text:p>11/08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111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style-name="ce111"/>
          <table:table-cell/>
        </table:table-row>
        <table:table-row table:style-name="ro1">
          <table:table-cell table:style-name="ce43" office:value-type="string" calcext:value-type="string">
            <text:p>Aula 09</text:p>
          </table:table-cell>
          <table:table-cell table:style-name="ce52" office:value-type="date" office:date-value="2018-08-18" calcext:value-type="date">
            <text:p>18/08/18</text:p>
          </table:table-cell>
          <table:table-cell table:style-name="ce152" office:value-type="string" calcext:value-type="string">
            <text:p>paga</text:p>
          </table:table-cell>
          <table:table-cell table:style-name="ce72" office:value-type="string" calcext:value-type="string">
            <text:p>BD / JDBC</text:p>
          </table:table-cell>
          <table:table-cell table:style-name="ce72"/>
          <table:table-cell table:style-name="ce80" office:value-type="string" calcext:value-type="string">
            <text:p>1º</text:p>
          </table:table-cell>
          <table:table-cell table:style-name="ce83" office:value-type="string" calcext:value-type="string" table:number-columns-spanned="1" table:number-rows-spanned="8">
            <text:p>Web</text:p>
          </table:table-cell>
          <table:table-cell table:style-name="ce87"/>
          <table:table-cell table:style-name="ce111"/>
          <table:table-cell/>
        </table:table-row>
        <table:table-row table:style-name="ro1">
          <table:table-cell table:style-name="ce44" office:value-type="string" calcext:value-type="string">
            <text:p>Aula 10</text:p>
          </table:table-cell>
          <table:table-cell table:style-name="ce53" office:value-type="date" office:date-value="2018-08-25" calcext:value-type="date">
            <text:p>25/08/18</text:p>
          </table:table-cell>
          <table:table-cell table:style-name="ce153" office:value-type="string" calcext:value-type="string">
            <text:p>paga</text:p>
          </table:table-cell>
          <table:table-cell table:style-name="ce73" office:value-type="string" calcext:value-type="string">
            <text:p>JDBC</text:p>
          </table:table-cell>
          <table:table-cell table:style-name="ce73"/>
          <table:table-cell table:style-name="ce66" office:value-type="string" calcext:value-type="string">
            <text:p>2º</text:p>
          </table:table-cell>
          <table:covered-table-cell table:style-name="ce84"/>
          <table:table-cell table:style-name="ce87"/>
          <table:table-cell table:style-name="ce111"/>
          <table:table-cell/>
        </table:table-row>
        <table:table-row table:style-name="ro1">
          <table:table-cell table:style-name="ce45" office:value-type="string" calcext:value-type="string">
            <text:p>Aula 11</text:p>
          </table:table-cell>
          <table:table-cell table:style-name="ce54" office:value-type="date" office:date-value="2018-09-01" calcext:value-type="date">
            <text:p>01/09/18</text:p>
          </table:table-cell>
          <table:table-cell table:style-name="ce154" office:value-type="string" calcext:value-type="string">
            <text:p>paga</text:p>
          </table:table-cell>
          <table:table-cell table:style-name="ce74" office:value-type="string" calcext:value-type="string">
            <text:p>HTML, CSS, JS</text:p>
          </table:table-cell>
          <table:table-cell table:style-name="ce74"/>
          <table:table-cell table:style-name="ce65" office:value-type="string" calcext:value-type="string">
            <text:p>3º</text:p>
          </table:table-cell>
          <table:covered-table-cell table:style-name="ce84"/>
          <table:table-cell table:style-name="ce33"/>
          <table:table-cell table:style-name="ce111"/>
          <table:table-cell/>
        </table:table-row>
        <table:table-row table:style-name="ro1">
          <table:table-cell table:style-name="ce44" office:value-type="string" calcext:value-type="string">
            <text:p>Aula 12</text:p>
          </table:table-cell>
          <table:table-cell table:style-name="ce53" office:value-type="date" office:date-value="2018-09-15" calcext:value-type="date">
            <text:p>15/09/18</text:p>
          </table:table-cell>
          <table:table-cell table:style-name="ce153" office:value-type="string" calcext:value-type="string">
            <text:p>paga</text:p>
          </table:table-cell>
          <table:table-cell table:style-name="ce75" office:value-type="string" calcext:value-type="string">
            <text:p>Servlet, JSP/HTML simples</text:p>
          </table:table-cell>
          <table:table-cell table:style-name="ce75" office:value-type="string" calcext:value-type="string">
            <text:p>Servlet-jsp-v1</text:p>
          </table:table-cell>
          <table:table-cell table:style-name="ce66" office:value-type="string" calcext:value-type="string">
            <text:p>4º</text:p>
          </table:table-cell>
          <table:covered-table-cell table:style-name="ce84"/>
          <table:table-cell table:style-name="ce87"/>
          <table:table-cell table:style-name="ce35" office:value-type="date" office:date-value="2018-09-28" calcext:value-type="date">
            <text:p>28/09/18</text:p>
          </table:table-cell>
          <table:table-cell table:style-name="ce111" office:value-type="float" office:value="600" calcext:value-type="float">
            <text:p>600</text:p>
          </table:table-cell>
        </table:table-row>
        <table:table-row table:style-name="ro1">
          <table:table-cell table:style-name="ce45" office:value-type="string" calcext:value-type="string">
            <text:p>Aula 13</text:p>
          </table:table-cell>
          <table:table-cell table:style-name="ce55" office:value-type="date" office:date-value="2018-09-22" calcext:value-type="date">
            <text:p>22/09/18</text:p>
          </table:table-cell>
          <table:table-cell table:style-name="ce65" office:value-type="string" calcext:value-type="string">
            <text:p>realizada</text:p>
          </table:table-cell>
          <table:table-cell table:style-name="ce74" office:value-type="string" calcext:value-type="string">
            <office:annotation draw:style-name="gr1" draw:text-style-name="P2" svg:width="28.99mm" svg:height="18.56mm" svg:x="260.74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74" office:value-type="string" calcext:value-type="string">
            <text:p>Servlet-jsp-v2</text:p>
          </table:table-cell>
          <table:table-cell table:style-name="ce65" office:value-type="string" calcext:value-type="string">
            <text:p>5º</text:p>
          </table:table-cell>
          <table:covered-table-cell table:style-name="ce84"/>
          <table:table-cell table:style-name="ce87"/>
          <table:table-cell table:style-name="ce111"/>
          <table:table-cell/>
        </table:table-row>
        <table:table-row table:style-name="ro1">
          <table:table-cell table:style-name="ce44" office:value-type="string" calcext:value-type="string">
            <text:p>Aula 14</text:p>
          </table:table-cell>
          <table:table-cell table:style-name="ce56" office:value-type="date" office:date-value="2018-09-29" calcext:value-type="date">
            <text:p>29/09/18</text:p>
          </table:table-cell>
          <table:table-cell table:style-name="ce66" office:value-type="string" calcext:value-type="string">
            <text:p>realizada</text:p>
          </table:table-cell>
          <table:table-cell table:style-name="ce75" office:value-type="string" calcext:value-type="string">
            <text:p><text:s/>Repassar listagem JSTL e iniciar CRUD – JSP Servlet JDBC MySQL Create Read Update Delete (CRUD) Example</text:p>
          </table:table-cell>
          <table:table-cell table:style-name="ce75" office:value-type="string" calcext:value-type="string">
            <text:p>Jsp-servlet-crud</text:p>
          </table:table-cell>
          <table:table-cell table:style-name="ce66" office:value-type="string" calcext:value-type="string">
            <text:p>6º</text:p>
          </table:table-cell>
          <table:covered-table-cell table:style-name="ce84"/>
          <table:table-cell table:style-name="ce87"/>
          <table:table-cell table:style-name="ce111"/>
          <table:table-cell/>
        </table:table-row>
        <table:table-row table:style-name="ro1">
          <table:table-cell table:style-name="ce46" office:value-type="string" calcext:value-type="string">
            <text:p>Aula 15</text:p>
          </table:table-cell>
          <table:table-cell table:style-name="ce55" office:value-type="date" office:date-value="2018-10-13" calcext:value-type="date">
            <text:p>13/10/18</text:p>
          </table:table-cell>
          <table:table-cell table:style-name="ce65"/>
          <table:table-cell table:style-name="ce74" office:value-type="string" calcext:value-type="string">
            <text:p>Hello world JSF**</text:p>
          </table:table-cell>
          <table:table-cell table:style-name="ce74"/>
          <table:table-cell table:style-name="ce65" office:value-type="string" calcext:value-type="string">
            <text:p>7º</text:p>
          </table:table-cell>
          <table:covered-table-cell table:style-name="ce84"/>
          <table:table-cell table:style-name="ce87"/>
          <table:table-cell table:style-name="ce111"/>
          <table:table-cell/>
        </table:table-row>
        <table:table-row table:style-name="ro1">
          <table:table-cell table:style-name="ce47" office:value-type="string" calcext:value-type="string">
            <text:p>Aula 16</text:p>
          </table:table-cell>
          <table:table-cell table:style-name="ce57" office:value-type="date" office:date-value="2018-10-20" calcext:value-type="date">
            <text:p>20/10/18</text:p>
          </table:table-cell>
          <table:table-cell table:style-name="ce67"/>
          <table:table-cell table:style-name="ce76" table:number-columns-repeated="2"/>
          <table:table-cell table:style-name="ce67" office:value-type="string" calcext:value-type="string">
            <text:p>8º</text:p>
          </table:table-cell>
          <table:covered-table-cell table:style-name="ce84"/>
          <table:table-cell table:style-name="ce87"/>
          <table:table-cell table:style-name="ce19" office:value-type="date" office:date-value="2018-10-25" calcext:value-type="date">
            <text:p>25/10/18</text:p>
          </table:table-cell>
          <table:table-cell table:style-name="ce111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17</text:p>
          </table:table-cell>
          <table:table-cell table:style-name="ce50" office:value-type="date" office:date-value="2018-10-27" calcext:value-type="date">
            <text:p>27/10/18</text:p>
          </table:table-cell>
          <table:table-cell table:style-name="ce68"/>
          <table:table-cell table:style-name="ce77" table:number-columns-repeated="2"/>
          <table:table-cell table:style-name="ce111" office:value-type="string" calcext:value-type="string">
            <text:p>1º</text:p>
          </table:table-cell>
          <table:table-cell table:style-name="ce81" office:value-type="string" calcext:value-type="string" table:number-columns-spanned="1" table:number-rows-spanned="8">
            <text:p>Frameworks</text:p>
          </table:table-cell>
          <table:table-cell table:style-name="ce87"/>
          <table:table-cell table:style-name="ce111"/>
          <table:table-cell/>
        </table:table-row>
        <table:table-row table:style-name="ro1">
          <table:table-cell table:style-name="ce48" office:value-type="string" calcext:value-type="string">
            <text:p>Aula 18</text:p>
          </table:table-cell>
          <table:table-cell table:style-name="ce58" office:value-type="date" office:date-value="2018-11-03" calcext:value-type="date">
            <text:p>03/11/18</text:p>
          </table:table-cell>
          <table:table-cell table:style-name="ce68"/>
          <table:table-cell table:style-name="ce77" table:number-columns-repeated="2"/>
          <table:table-cell table:style-name="ce111" office:value-type="string" calcext:value-type="string">
            <text:p>2º</text:p>
          </table:table-cell>
          <table:covered-table-cell table:style-name="ce82"/>
          <table:table-cell table:style-name="ce87"/>
          <table:table-cell table:style-name="ce111"/>
          <table:table-cell/>
        </table:table-row>
        <table:table-row table:style-name="ro1">
          <table:table-cell table:style-name="ce48" office:value-type="string" calcext:value-type="string">
            <text:p>Aula 19</text:p>
          </table:table-cell>
          <table:table-cell table:style-name="ce59" office:value-type="date" office:date-value="2018-11-10" calcext:value-type="date">
            <text:p>10/11/18</text:p>
          </table:table-cell>
          <table:table-cell table:style-name="ce68"/>
          <table:table-cell table:style-name="ce77" table:number-columns-repeated="2"/>
          <table:table-cell table:style-name="ce111" office:value-type="string" calcext:value-type="string">
            <text:p>3º</text:p>
          </table:table-cell>
          <table:covered-table-cell table:style-name="ce82"/>
          <table:table-cell table:style-name="ce87"/>
          <table:table-cell table:style-name="ce111"/>
          <table:table-cell/>
        </table:table-row>
        <table:table-row table:style-name="ro1">
          <table:table-cell table:style-name="ce48" office:value-type="string" calcext:value-type="string">
            <text:p>Aula 20</text:p>
          </table:table-cell>
          <table:table-cell table:style-name="ce150" office:value-type="date" office:date-value="2018-11-17" calcext:value-type="date">
            <text:p>17/11/18</text:p>
          </table:table-cell>
          <table:table-cell table:style-name="ce68"/>
          <table:table-cell table:style-name="ce77" table:number-columns-repeated="2"/>
          <table:table-cell table:style-name="ce111" office:value-type="string" calcext:value-type="string">
            <text:p>4º</text:p>
          </table:table-cell>
          <table:covered-table-cell table:style-name="ce82"/>
          <table:table-cell table:style-name="ce87"/>
          <table:table-cell table:style-name="ce19" office:value-type="date" office:date-value="2018-11-22" calcext:value-type="date">
            <text:p>22/11/18</text:p>
          </table:table-cell>
          <table:table-cell table:style-name="ce111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21</text:p>
          </table:table-cell>
          <table:table-cell table:style-name="ce51" office:value-type="date" office:date-value="2018-11-24" calcext:value-type="date">
            <text:p>24/11/18</text:p>
          </table:table-cell>
          <table:table-cell table:style-name="ce68"/>
          <table:table-cell table:style-name="ce77" table:number-columns-repeated="2"/>
          <table:table-cell table:style-name="ce111" office:value-type="string" calcext:value-type="string">
            <text:p>5º</text:p>
          </table:table-cell>
          <table:covered-table-cell table:style-name="ce82"/>
          <table:table-cell table:style-name="ce87"/>
          <table:table-cell table:style-name="ce111"/>
          <table:table-cell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51" office:value-type="date" office:date-value="2018-12-01" calcext:value-type="date">
            <text:p>01/12/18</text:p>
          </table:table-cell>
          <table:table-cell table:style-name="ce111"/>
          <table:table-cell table:style-name="ce78" table:number-columns-repeated="2"/>
          <table:table-cell table:style-name="ce111" office:value-type="string" calcext:value-type="string">
            <text:p>6º</text:p>
          </table:table-cell>
          <table:covered-table-cell table:style-name="ce82"/>
          <table:table-cell table:style-name="ce87"/>
          <table:table-cell table:style-name="ce111"/>
          <table:table-cell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51" office:value-type="date" office:date-value="2018-12-08" calcext:value-type="date">
            <text:p>08/12/18</text:p>
          </table:table-cell>
          <table:table-cell table:style-name="ce111"/>
          <table:table-cell table:style-name="ce78" table:number-columns-repeated="2"/>
          <table:table-cell table:style-name="ce111" office:value-type="string" calcext:value-type="string">
            <text:p>7º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10" office:value-type="string" calcext:value-type="string">
            <text:p>Aula 24</text:p>
          </table:table-cell>
          <table:table-cell table:style-name="ce61" office:value-type="date" office:date-value="2018-12-15" calcext:value-type="date">
            <text:p>15/12/18</text:p>
          </table:table-cell>
          <table:table-cell table:style-name="ce28"/>
          <table:table-cell table:style-name="ce79" table:number-columns-repeated="2"/>
          <table:table-cell table:style-name="ce28" office:value-type="string" calcext:value-type="string">
            <text:p>8º</text:p>
          </table:table-cell>
          <table:covered-table-cell table:style-name="ce82"/>
          <table:table-cell table:style-name="ce88"/>
          <table:table-cell/>
          <table:table-cell table:style-name="ce11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11"/>
        <table:table-column table:style-name="co11" table:default-cell-style-name="ce111"/>
        <table:table-column table:style-name="co12" table:default-cell-style-name="ce111"/>
        <table:table-column table:style-name="co13" table:default-cell-style-name="ce111"/>
        <table:table-column table:style-name="co5" table:default-cell-style-name="ce111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row table:style-name="ro1">
          <table:table-cell table:style-name="ce38" office:value-type="string" calcext:value-type="string" table:number-columns-spanned="8" table:number-rows-spanned="1">
            <text:p>Terça e Quinta</text:p>
          </table:table-cell>
          <table:covered-table-cell table:style-name="ce188"/>
          <table:covered-table-cell table:number-columns-repeated="5" table:style-name="ce29"/>
          <table:covered-table-cell table:style-name="ce181"/>
          <table:table-cell table:number-columns-repeated="3"/>
        </table:table-row>
        <table:table-row table:style-name="ro1">
          <table:table-cell table:style-name="ce39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6"/>
          <table:table-cell table:style-name="ce25"/>
          <table:table-cell table:number-columns-repeated="2"/>
        </table:table-row>
        <table:table-row table:style-name="ro1">
          <table:table-cell table:style-name="ce4" office:value-type="string" calcext:value-type="string">
            <text:p>Aula 01</text:p>
          </table:table-cell>
          <table:table-cell table:style-name="ce21" office:value-type="date" office:date-value="2018-07-31" calcext:value-type="date">
            <text:p>31/07/18</text:p>
          </table:table-cell>
          <table:table-cell table:style-name="ce194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string" calcext:value-type="string">
            <text:p>1º</text:p>
          </table:table-cell>
          <table:table-cell table:style-name="ce177" office:value-type="string" calcext:value-type="string" table:number-columns-spanned="1" table:number-rows-spanned="10">
            <text:p>OO</text:p>
          </table:table-cell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2</text:p>
          </table:table-cell>
          <table:table-cell table:style-name="ce22" office:value-type="date" office:date-value="2018-08-02" calcext:value-type="date">
            <text:p>02/08/18</text:p>
          </table:table-cell>
          <table:table-cell table:style-name="ce1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2º</text:p>
          </table:table-cell>
          <table:covered-table-cell table:style-name="ce174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3</text:p>
          </table:table-cell>
          <table:table-cell table:style-name="ce22" office:value-type="date" office:date-value="2018-08-07" calcext:value-type="date">
            <text:p>07/08/18</text:p>
          </table:table-cell>
          <table:table-cell table:style-name="ce1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3º</text:p>
          </table:table-cell>
          <table:covered-table-cell table:style-name="ce174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4</text:p>
          </table:table-cell>
          <table:table-cell table:style-name="ce22" office:value-type="date" office:date-value="2018-08-09" calcext:value-type="date">
            <text:p>09/08/18</text:p>
          </table:table-cell>
          <table:table-cell table:style-name="ce1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4º</text:p>
          </table:table-cell>
          <table:covered-table-cell table:style-name="ce174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5</text:p>
          </table:table-cell>
          <table:table-cell table:style-name="ce22" office:value-type="date" office:date-value="2018-08-14" calcext:value-type="date">
            <text:p>14/08/18</text:p>
          </table:table-cell>
          <table:table-cell table:style-name="ce1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5º</text:p>
          </table:table-cell>
          <table:covered-table-cell table:style-name="ce174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22" office:value-type="date" office:date-value="2018-08-16" calcext:value-type="date">
            <text:p>16/08/18</text:p>
          </table:table-cell>
          <table:table-cell table:style-name="ce1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6º</text:p>
          </table:table-cell>
          <table:covered-table-cell table:style-name="ce174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08-21" calcext:value-type="date">
            <text:p>21/08/18</text:p>
          </table:table-cell>
          <table:table-cell table:style-name="ce1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7º</text:p>
          </table:table-cell>
          <table:covered-table-cell table:style-name="ce174"/>
          <table:table-cell table:style-name="ce33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22" office:value-type="date" office:date-value="2018-08-23" calcext:value-type="date">
            <text:p>23/08/18</text:p>
          </table:table-cell>
          <table:table-cell table:style-name="ce1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8º</text:p>
          </table:table-cell>
          <table:covered-table-cell table:style-name="ce174"/>
          <table:table-cell table:style-name="ce33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22" office:value-type="date" office:date-value="2018-08-28" calcext:value-type="date">
            <text:p>28/08/18</text:p>
          </table:table-cell>
          <table:table-cell table:style-name="ce1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9º</text:p>
          </table:table-cell>
          <table:covered-table-cell table:style-name="ce174"/>
          <table:table-cell table:style-name="ce33" office:value-type="float" office:value="120" calcext:value-type="float">
            <text:p>12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189" office:value-type="date" office:date-value="2018-08-30" calcext:value-type="date">
            <text:p>30/08/18</text:p>
          </table:table-cell>
          <table:table-cell table:style-name="ce196" office:value-type="string" calcext:value-type="string">
            <text:p>paga</text:p>
          </table:table-cell>
          <table:table-cell table:style-name="ce14" table:number-columns-repeated="2"/>
          <table:table-cell table:style-name="ce28" office:value-type="string" calcext:value-type="string">
            <text:p>10º</text:p>
          </table:table-cell>
          <table:covered-table-cell table:style-name="ce175"/>
          <table:table-cell table:style-name="ce33" office:value-type="float" office:value="120" calcext:value-type="float">
            <text:p>120</text:p>
          </table:table-cell>
          <table:table-cell/>
          <table:table-cell table:style-name="ce19" office:value-type="date" office:date-value="2018-09-13" calcext:value-type="date">
            <text:p>13/09/18</text:p>
          </table:table-cell>
          <table:table-cell table:style-name="ce111" office:value-type="float" office:value="1200" calcext:value-type="float">
            <text:p>1200</text:p>
          </table:table-cell>
        </table:table-row>
        <table:table-row table:style-name="ro1">
          <table:table-cell table:style-name="ce40" office:value-type="string" calcext:value-type="string">
            <text:p>Aula 11</text:p>
          </table:table-cell>
          <table:table-cell table:style-name="ce190" office:value-type="date" office:date-value="2018-09-04" calcext:value-type="date">
            <text:p>04/09/18</text:p>
          </table:table-cell>
          <table:table-cell table:style-name="ce197" office:value-type="string" calcext:value-type="string">
            <text:p>Realizada</text:p>
          </table:table-cell>
          <table:table-cell table:style-name="ce201" office:value-type="string" calcext:value-type="string">
            <text:p>BD / JDBC</text:p>
          </table:table-cell>
          <table:table-cell table:style-name="ce201"/>
          <table:table-cell table:style-name="ce29" office:value-type="string" calcext:value-type="string">
            <text:p>1º</text:p>
          </table:table-cell>
          <table:table-cell table:style-name="ce177" office:value-type="string" calcext:value-type="string" table:number-columns-spanned="1" table:number-rows-spanned="10">
            <text:p>Web</text:p>
          </table:table-cell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41" office:value-type="string" calcext:value-type="string">
            <text:p>Aula 12</text:p>
          </table:table-cell>
          <table:table-cell table:style-name="ce23" office:value-type="date" office:date-value="2018-09-06" calcext:value-type="date">
            <text:p>06/09/18</text:p>
          </table:table-cell>
          <table:table-cell table:style-name="ce27" office:value-type="string" calcext:value-type="string">
            <text:p>Realizada</text:p>
          </table:table-cell>
          <table:table-cell table:style-name="ce202" office:value-type="string" calcext:value-type="string">
            <text:p>JDBC</text:p>
          </table:table-cell>
          <table:table-cell table:style-name="ce202"/>
          <table:table-cell office:value-type="string" calcext:value-type="string">
            <text:p>2º</text:p>
          </table:table-cell>
          <table:covered-table-cell table:style-name="ce174"/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41" office:value-type="string" calcext:value-type="string">
            <text:p>Aula 13</text:p>
          </table:table-cell>
          <table:table-cell table:style-name="ce23" office:value-type="date" office:date-value="2018-09-11" calcext:value-type="date">
            <text:p>11/09/18</text:p>
          </table:table-cell>
          <table:table-cell table:style-name="ce27" office:value-type="string" calcext:value-type="string">
            <text:p>Realizada</text:p>
          </table:table-cell>
          <table:table-cell table:style-name="ce68" office:value-type="string" calcext:value-type="string">
            <text:p>JDBC / HTML, CSS, JS</text:p>
          </table:table-cell>
          <table:table-cell table:style-name="ce68"/>
          <table:table-cell office:value-type="string" calcext:value-type="string">
            <text:p>3º</text:p>
          </table:table-cell>
          <table:covered-table-cell table:style-name="ce174"/>
          <table:table-cell table:style-name="ce33"/>
          <table:table-cell table:style-name="ce111" table:number-columns-repeated="2"/>
          <table:table-cell/>
        </table:table-row>
        <table:table-row table:style-name="ro1">
          <table:table-cell table:style-name="ce41" office:value-type="string" calcext:value-type="string">
            <text:p>Aula 14</text:p>
          </table:table-cell>
          <table:table-cell table:style-name="ce23" office:value-type="date" office:date-value="2018-09-13" calcext:value-type="date">
            <text:p>13/09/18</text:p>
          </table:table-cell>
          <table:table-cell table:style-name="ce27" office:value-type="string" calcext:value-type="string">
            <text:p>Realizada</text:p>
          </table:table-cell>
          <table:table-cell table:style-name="ce203" office:value-type="string" calcext:value-type="string">
            <text:p>Bootstrap, JS</text:p>
          </table:table-cell>
          <table:table-cell table:style-name="ce203"/>
          <table:table-cell office:value-type="string" calcext:value-type="string">
            <text:p>4º</text:p>
          </table:table-cell>
          <table:covered-table-cell table:style-name="ce174"/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185" office:value-type="string" calcext:value-type="string">
            <text:p>Aula 15</text:p>
          </table:table-cell>
          <table:table-cell table:style-name="ce191" office:value-type="date" office:date-value="2018-09-18" calcext:value-type="date">
            <text:p>18/09/18</text:p>
          </table:table-cell>
          <table:table-cell table:style-name="ce27" office:value-type="string" calcext:value-type="string">
            <text:p>Realizada</text:p>
          </table:table-cell>
          <table:table-cell table:style-name="ce68" office:value-type="string" calcext:value-type="string">
            <text:p>Servlet, JSP/HTML simples</text:p>
          </table:table-cell>
          <table:table-cell table:style-name="ce6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74"/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185" office:value-type="string" calcext:value-type="string">
            <text:p>Aula 16</text:p>
          </table:table-cell>
          <table:table-cell table:style-name="ce191" office:value-type="date" office:date-value="2018-09-20" calcext:value-type="date">
            <text:p>20/09/18</text:p>
          </table:table-cell>
          <table:table-cell table:style-name="ce27" office:value-type="string" calcext:value-type="string">
            <text:p>Realizada</text:p>
          </table:table-cell>
          <table:table-cell table:style-name="ce27" office:value-type="string" calcext:value-type="string">
            <text:p>Redirecionar, JSP, JSTL c:forEach </text:p>
          </table:table-cell>
          <table:table-cell table:style-name="ce2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74"/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186" office:value-type="string" calcext:value-type="string">
            <text:p>Aula 17</text:p>
          </table:table-cell>
          <table:table-cell table:style-name="ce192" office:value-type="date" office:date-value="2018-09-25" calcext:value-type="date">
            <text:p>25/09/18</text:p>
          </table:table-cell>
          <table:table-cell table:style-name="ce27" office:value-type="string" calcext:value-type="string">
            <text:p>Realizada</text:p>
          </table:table-cell>
          <table:table-cell table:style-name="ce198" office:value-type="string" calcext:value-type="string">
            <text:p>JSP Servlet JDBC MySQL Create Read Update Delete (CRUD) Example (ver até onde a turma consegue implementar)</text:p>
          </table:table-cell>
          <table:table-cell table:style-name="ce2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74"/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186" office:value-type="string" calcext:value-type="string">
            <text:p>Aula 18</text:p>
          </table:table-cell>
          <table:table-cell table:style-name="ce192" office:value-type="date" office:date-value="2018-09-27" calcext:value-type="date">
            <text:p>27/09/18</text:p>
          </table:table-cell>
          <table:table-cell table:style-name="ce27" office:value-type="string" calcext:value-type="string">
            <text:p>Realizada</text:p>
          </table:table-cell>
          <table:table-cell table:style-name="ce27" office:value-type="string" calcext:value-type="string">
            <text:p>Concluir e Revisar CRUD, Passar filtro, passar atividade de crtiação de CRUD, Hello world JSF**</text:p>
          </table:table-cell>
          <table:table-cell table:style-name="ce2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74"/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41" office:value-type="string" calcext:value-type="string">
            <text:p>Aula 19</text:p>
          </table:table-cell>
          <table:table-cell table:style-name="ce23" office:value-type="date" office:date-value="2018-10-02" calcext:value-type="date">
            <text:p>02/10/18</text:p>
          </table:table-cell>
          <table:table-cell table:style-name="ce199"/>
          <table:table-cell table:number-columns-repeated="2"/>
          <table:table-cell office:value-type="string" calcext:value-type="string">
            <text:p>9º</text:p>
          </table:table-cell>
          <table:covered-table-cell table:style-name="ce174"/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187" office:value-type="string" calcext:value-type="string">
            <text:p>Aula 20</text:p>
          </table:table-cell>
          <table:table-cell table:style-name="ce193" office:value-type="date" office:date-value="2018-10-04" calcext:value-type="date">
            <text:p>04/10/18</text:p>
          </table:table-cell>
          <table:table-cell table:style-name="ce200"/>
          <table:table-cell table:style-name="ce28" table:number-columns-repeated="2"/>
          <table:table-cell table:style-name="ce28" office:value-type="string" calcext:value-type="string">
            <text:p>10º</text:p>
          </table:table-cell>
          <table:covered-table-cell table:style-name="ce175"/>
          <table:table-cell table:style-name="ce87"/>
          <table:table-cell/>
          <table:table-cell table:style-name="ce35" office:value-type="date" office:date-value="2018-10-18" calcext:value-type="date">
            <text:p>18/10/18</text:p>
          </table:table-cell>
          <table:table-cell table:style-name="ce111" office:value-type="float" office:value="1200" calcext:value-type="float">
            <text:p>12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1" office:value-type="date" office:date-value="2018-10-09" calcext:value-type="date">
            <text:p>09/10/18</text:p>
          </table:table-cell>
          <table:table-cell table:style-name="ce197"/>
          <table:table-cell table:style-name="ce29" table:number-columns-repeated="2"/>
          <table:table-cell table:style-name="ce29" office:value-type="string" calcext:value-type="string">
            <text:p>1º</text:p>
          </table:table-cell>
          <table:table-cell table:style-name="ce177" office:value-type="string" calcext:value-type="string" table:number-columns-spanned="1" table:number-rows-spanned="10">
            <text:p>Frameworks</text:p>
          </table:table-cell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0-11" calcext:value-type="date">
            <text:p>11/10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174"/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0-16" calcext:value-type="date">
            <text:p>16/10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174"/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0-18" calcext:value-type="date">
            <text:p>18/10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174"/>
          <table:table-cell table:style-name="ce87"/>
          <table:table-cell/>
          <table:table-cell table:style-name="ce111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0-23" calcext:value-type="date">
            <text:p>23/10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174"/>
          <table:table-cell table:style-name="ce87"/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0-25" calcext:value-type="date">
            <text:p>25/10/18</text:p>
          </table:table-cell>
          <table:table-cell table:number-columns-repeated="3"/>
          <table:table-cell office:value-type="string" calcext:value-type="string">
            <text:p>6º</text:p>
          </table:table-cell>
          <table:covered-table-cell table:style-name="ce174"/>
          <table:table-cell table:style-name="ce87"/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22" office:value-type="date" office:date-value="2018-10-30" calcext:value-type="date">
            <text:p>30/10/18</text:p>
          </table:table-cell>
          <table:table-cell table:number-columns-repeated="3"/>
          <table:table-cell office:value-type="string" calcext:value-type="string">
            <text:p>7º</text:p>
          </table:table-cell>
          <table:covered-table-cell table:style-name="ce174"/>
          <table:table-cell table:style-name="ce87"/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19" office:value-type="date" office:date-value="2018-11-01" calcext:value-type="date">
            <text:p>01/11/18</text:p>
          </table:table-cell>
          <table:table-cell table:number-columns-repeated="3"/>
          <table:table-cell office:value-type="string" calcext:value-type="string">
            <text:p>8º</text:p>
          </table:table-cell>
          <table:covered-table-cell table:style-name="ce174"/>
          <table:table-cell table:style-name="ce87"/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19" office:value-type="date" office:date-value="2018-11-06" calcext:value-type="date">
            <text:p>06/11/18</text:p>
          </table:table-cell>
          <table:table-cell table:number-columns-repeated="3"/>
          <table:table-cell office:value-type="string" calcext:value-type="string">
            <text:p>9º</text:p>
          </table:table-cell>
          <table:covered-table-cell table:style-name="ce174"/>
          <table:table-cell table:style-name="ce87"/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20" office:value-type="date" office:date-value="2018-11-08" calcext:value-type="date">
            <text:p>08/11/18</text:p>
          </table:table-cell>
          <table:table-cell table:style-name="ce28" table:number-columns-repeated="3"/>
          <table:table-cell table:style-name="ce28" office:value-type="string" calcext:value-type="string">
            <text:p>10º</text:p>
          </table:table-cell>
          <table:covered-table-cell table:style-name="ce175"/>
          <table:table-cell table:style-name="ce88"/>
          <table:table-cell/>
          <table:table-cell table:style-name="ce204" office:value-type="date" office:date-value="2018-11-23" calcext:value-type="date">
            <text:p>23/11/18</text:p>
          </table:table-cell>
          <table:table-cell table:style-name="ce111" office:value-type="float" office:value="1200" calcext:value-type="float">
            <text:p>1200</text:p>
          </table:table-cell>
        </table:table-row>
        <table:table-row table:style-name="ro1">
          <table:table-cell table:style-name="ce3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11"/>
        <table:table-column table:style-name="co16" table:default-cell-style-name="ce111"/>
        <table:table-column table:style-name="co17" table:default-cell-style-name="ce111"/>
        <table:table-column table:style-name="co5" table:default-cell-style-name="ce111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row table:style-name="ro2">
          <table:table-cell table:style-name="ce205" office:value-type="string" calcext:value-type="string" table:number-columns-spanned="7" table:number-rows-spanned="1">
            <text:p>Seg Qua Sex</text:p>
          </table:table-cell>
          <table:covered-table-cell table:style-name="ce188"/>
          <table:covered-table-cell table:number-columns-repeated="4" table:style-name="ce29"/>
          <table:covered-table-cell table:style-name="ce181"/>
          <table:table-cell table:number-columns-repeated="3"/>
        </table:table-row>
        <table:table-row table:style-name="ro1">
          <table:table-cell table:style-name="ce206" office:value-type="string" calcext:value-type="string">
            <text:p>aula </text:p>
          </table:table-cell>
          <table:table-cell table:style-name="ce210" office:value-type="string" calcext:value-type="string">
            <text:p>data</text:p>
          </table:table-cell>
          <table:table-cell table:style-name="ce210" office:value-type="string" calcext:value-type="string">
            <text:p>status</text:p>
          </table:table-cell>
          <table:table-cell table:style-name="ce210"/>
          <table:table-cell table:style-name="ce210" office:value-type="string" calcext:value-type="string">
            <text:p>horas</text:p>
          </table:table-cell>
          <table:table-cell table:style-name="ce210" office:value-type="string" calcext:value-type="string">
            <text:p>disciplina</text:p>
          </table:table-cell>
          <table:table-cell table:style-name="ce216"/>
          <table:table-cell table:style-name="ce25"/>
          <table:table-cell table:style-name="ce11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07" office:value-type="string" calcext:value-type="string">
            <text:p>Aula 01</text:p>
          </table:table-cell>
          <table:table-cell table:style-name="ce211" office:value-type="date" office:date-value="2018-09-17" calcext:value-type="date">
            <text:p>17/09/18</text:p>
          </table:table-cell>
          <table:table-cell table:style-name="ce213" office:value-type="string" calcext:value-type="string">
            <text:p>Realizada</text:p>
          </table:table-cell>
          <table:table-cell table:style-name="ce215" office:value-type="string" calcext:value-type="string">
            <text:p>Introdução</text:p>
          </table:table-cell>
          <table:table-cell table:style-name="ce29" office:value-type="float" office:value="4" calcext:value-type="float">
            <text:p>4</text:p>
          </table:table-cell>
          <table:table-cell table:style-name="ce128" office:value-type="string" calcext:value-type="string" table:number-columns-spanned="1" table:number-rows-spanned="10">
            <text:p>OO</text:p>
          </table:table-cell>
          <table:table-cell table:style-name="ce21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208" office:value-type="string" calcext:value-type="string">
            <text:p>Aula 02</text:p>
          </table:table-cell>
          <table:table-cell table:style-name="ce212" office:value-type="date" office:date-value="2018-09-19" calcext:value-type="date">
            <text:p>19/09/18</text:p>
          </table:table-cell>
          <table:table-cell table:style-name="ce214" office:value-type="string" calcext:value-type="string">
            <text:p>Realizada</text:p>
          </table:table-cell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208" office:value-type="string" calcext:value-type="string">
            <text:p>Aula 03</text:p>
          </table:table-cell>
          <table:table-cell table:style-name="ce212" office:value-type="date" office:date-value="2018-09-21" calcext:value-type="date">
            <text:p>21/09/18</text:p>
          </table:table-cell>
          <table:table-cell table:style-name="ce214" office:value-type="string" calcext:value-type="string">
            <text:p>Realizada</text:p>
          </table:table-cell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209" office:value-type="string" calcext:value-type="string">
            <text:p>Aula 04</text:p>
          </table:table-cell>
          <table:table-cell table:style-name="ce35" office:value-type="date" office:date-value="2018-09-26" calcext:value-type="date">
            <text:p>26/09/18</text:p>
          </table:table-cell>
          <table:table-cell table:style-name="ce214" office:value-type="string" calcext:value-type="string">
            <text:p>Realizada</text:p>
          </table:table-cell>
          <table:table-cell table:style-name="ce203" office:value-type="string" calcext:value-type="string">
            <text:p>Array, inicio OO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209" office:value-type="string" calcext:value-type="string">
            <text:p>Aula 05</text:p>
          </table:table-cell>
          <table:table-cell table:style-name="ce35" office:value-type="date" office:date-value="2018-09-28" calcext:value-type="date">
            <text:p>28/09/18</text:p>
          </table:table-cell>
          <table:table-cell table:style-name="ce214" office:value-type="string" calcext:value-type="string">
            <text:p>Realizada</text:p>
          </table:table-cell>
          <table:table-cell table:style-name="ce203" office:value-type="string" calcext:value-type="string">
            <text:p>OO, slides_07_metodo_construtores_membros_estaticos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208" office:value-type="string" calcext:value-type="string">
            <text:p>Aula 06</text:p>
          </table:table-cell>
          <table:table-cell table:style-name="ce22" office:value-type="date" office:date-value="2018-10-01" calcext:value-type="date">
            <text:p>01/10/18</text:p>
          </table:table-cell>
          <table:table-cell table:style-name="ce199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10-03" calcext:value-type="date">
            <text:p>03/10/18</text:p>
          </table:table-cell>
          <table:table-cell table:style-name="ce199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22" office:value-type="date" office:date-value="2018-10-05" calcext:value-type="date">
            <text:p>05/10/18</text:p>
          </table:table-cell>
          <table:table-cell table:style-name="ce199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189" office:value-type="date" office:date-value="2018-10-08" calcext:value-type="date">
            <text:p>08/10/18</text:p>
          </table:table-cell>
          <table:table-cell table:style-name="ce199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190" office:value-type="date" office:date-value="2018-10-10" calcext:value-type="date">
            <text:p>10/10/18</text:p>
          </table:table-cell>
          <table:table-cell table:style-name="ce200"/>
          <table:table-cell table:style-name="ce14"/>
          <table:table-cell table:style-name="ce28" office:value-type="float" office:value="4" calcext:value-type="float">
            <text:p>4</text:p>
          </table:table-cell>
          <table:covered-table-cell table:style-name="ce34"/>
          <table:table-cell table:style-name="ce78" office:value-type="float" office:value="140" calcext:value-type="float">
            <text:p>140</text:p>
          </table:table-cell>
          <table:table-cell/>
          <table:table-cell table:style-name="ce35" office:value-type="date" office:date-value="2018-10-19" calcext:value-type="date">
            <text:p>19/10/18</text:p>
          </table:table-cell>
          <table:table-cell table:style-name="ce111" office:value-type="float" office:value="1400" calcext:value-type="float">
            <text:p>1400</text:p>
          </table:table-cell>
        </table:table-row>
        <table:table-row table:style-name="ro1">
          <table:table-cell table:style-name="ce40" office:value-type="string" calcext:value-type="string">
            <text:p>Aula 11</text:p>
          </table:table-cell>
          <table:table-cell table:style-name="ce23" office:value-type="date" office:date-value="2018-10-12" calcext:value-type="date">
            <text:p>12/10/18</text:p>
          </table:table-cell>
          <table:table-cell table:style-name="ce197"/>
          <table:table-cell table:style-name="ce201" office:value-type="string" calcext:value-type="string">
            <text:p>BD / JDBC</text:p>
          </table:table-cell>
          <table:table-cell table:style-name="ce29" office:value-type="float" office:value="4" calcext:value-type="float">
            <text:p>4</text:p>
          </table:table-cell>
          <table:table-cell table:style-name="ce128" office:value-type="string" calcext:value-type="string" table:number-columns-spanned="1" table:number-rows-spanned="10">
            <text:p>Web</text:p>
          </table:table-cell>
          <table:table-cell table:style-name="ce78" office:value-type="float" office:value="140" calcext:value-type="float">
            <text:p>140</text:p>
          </table:table-cell>
          <table:table-cell/>
          <table:table-cell table:style-name="ce111" table:number-columns-repeated="2"/>
        </table:table-row>
        <table:table-row table:style-name="ro1">
          <table:table-cell table:style-name="ce41" office:value-type="string" calcext:value-type="string">
            <text:p>Aula 12</text:p>
          </table:table-cell>
          <table:table-cell table:style-name="ce23" office:value-type="date" office:date-value="2018-10-15" calcext:value-type="date">
            <text:p>15/10/18</text:p>
          </table:table-cell>
          <table:table-cell table:style-name="ce27"/>
          <table:table-cell table:style-name="ce202" office:value-type="string" calcext:value-type="string">
            <text:p>JDBC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 table:number-columns-repeated="2"/>
        </table:table-row>
        <table:table-row table:style-name="ro1">
          <table:table-cell table:style-name="ce41" office:value-type="string" calcext:value-type="string">
            <text:p>Aula 13</text:p>
          </table:table-cell>
          <table:table-cell table:style-name="ce23" office:value-type="date" office:date-value="2018-10-17" calcext:value-type="date">
            <text:p>17/10/18</text:p>
          </table:table-cell>
          <table:table-cell table:style-name="ce27"/>
          <table:table-cell table:style-name="ce68" office:value-type="string" calcext:value-type="string">
            <text:p>JDBC / HTML, CSS, JS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style-name="ce111" table:number-columns-repeated="2"/>
          <table:table-cell/>
        </table:table-row>
        <table:table-row table:style-name="ro1">
          <table:table-cell table:style-name="ce41" office:value-type="string" calcext:value-type="string">
            <text:p>Aula 14</text:p>
          </table:table-cell>
          <table:table-cell table:style-name="ce23" office:value-type="date" office:date-value="2018-10-19" calcext:value-type="date">
            <text:p>19/10/18</text:p>
          </table:table-cell>
          <table:table-cell table:style-name="ce25"/>
          <table:table-cell table:style-name="ce203" office:value-type="string" calcext:value-type="string">
            <text:p>Bootstrap, JS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41" office:value-type="string" calcext:value-type="string">
            <text:p>Aula 15</text:p>
          </table:table-cell>
          <table:table-cell table:style-name="ce23" office:value-type="date" office:date-value="2018-10-22" calcext:value-type="date">
            <text:p>22/10/18</text:p>
          </table:table-cell>
          <table:table-cell table:style-name="ce199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41" office:value-type="string" calcext:value-type="string">
            <text:p>Aula 16</text:p>
          </table:table-cell>
          <table:table-cell table:style-name="ce23" office:value-type="date" office:date-value="2018-10-24" calcext:value-type="date">
            <text:p>24/10/18</text:p>
          </table:table-cell>
          <table:table-cell table:style-name="ce199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41" office:value-type="string" calcext:value-type="string">
            <text:p>Aula 17</text:p>
          </table:table-cell>
          <table:table-cell table:style-name="ce23" office:value-type="date" office:date-value="2018-10-26" calcext:value-type="date">
            <text:p>26/10/18</text:p>
          </table:table-cell>
          <table:table-cell table:style-name="ce199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41" office:value-type="string" calcext:value-type="string">
            <text:p>Aula 18</text:p>
          </table:table-cell>
          <table:table-cell table:style-name="ce23" office:value-type="date" office:date-value="2018-10-29" calcext:value-type="date">
            <text:p>29/10/18</text:p>
          </table:table-cell>
          <table:table-cell table:style-name="ce199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41" office:value-type="string" calcext:value-type="string">
            <text:p>Aula 19</text:p>
          </table:table-cell>
          <table:table-cell table:style-name="ce193" office:value-type="date" office:date-value="2018-10-31" calcext:value-type="date">
            <text:p>31/10/18</text:p>
          </table:table-cell>
          <table:table-cell table:style-name="ce199"/>
          <table:table-cell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187" office:value-type="string" calcext:value-type="string">
            <text:p>Aula 20</text:p>
          </table:table-cell>
          <table:table-cell table:style-name="ce21" office:value-type="date" office:date-value="2018-11-02" calcext:value-type="date">
            <text:p>02/11/18</text:p>
          </table:table-cell>
          <table:table-cell table:style-name="ce200"/>
          <table:table-cell table:style-name="ce28"/>
          <table:table-cell table:style-name="ce28" office:value-type="float" office:value="4" calcext:value-type="float">
            <text:p>4</text:p>
          </table:table-cell>
          <table:covered-table-cell table:style-name="ce34"/>
          <table:table-cell table:style-name="ce78" office:value-type="float" office:value="140" calcext:value-type="float">
            <text:p>140</text:p>
          </table:table-cell>
          <table:table-cell/>
          <table:table-cell table:style-name="ce19" office:value-type="date" office:date-value="2018-10-16" calcext:value-type="date">
            <text:p>16/10/18</text:p>
          </table:table-cell>
          <table:table-cell table:style-name="ce111" office:value-type="float" office:value="1400" calcext:value-type="float">
            <text:p>14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2" office:value-type="date" office:date-value="2018-11-05" calcext:value-type="date">
            <text:p>05/11/18</text:p>
          </table:table-cell>
          <table:table-cell table:style-name="ce197"/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128" office:value-type="string" calcext:value-type="string" table:number-columns-spanned="1" table:number-rows-spanned="10">
            <text:p>Frameworks</text:p>
          </table:table-cell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1-07" calcext:value-type="date">
            <text:p>07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1-09" calcext:value-type="date">
            <text:p>0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1-12" calcext:value-type="date">
            <text:p>12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11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1-14" calcext:value-type="date">
            <text:p>14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1-16" calcext:value-type="date">
            <text:p>16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22" office:value-type="date" office:date-value="2018-11-19" calcext:value-type="date">
            <text:p>1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22" office:value-type="date" office:date-value="2018-11-21" calcext:value-type="date">
            <text:p>21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189" office:value-type="date" office:date-value="2018-11-23" calcext:value-type="date">
            <text:p>23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189" office:value-type="date" office:date-value="2018-11-26" calcext:value-type="date">
            <text:p>26/11/18</text:p>
          </table:table-cell>
          <table:table-cell table:style-name="ce28" table:number-columns-repeated="2"/>
          <table:table-cell table:style-name="ce28" office:value-type="float" office:value="4" calcext:value-type="float">
            <text:p>4</text:p>
          </table:table-cell>
          <table:covered-table-cell table:style-name="ce34"/>
          <table:table-cell table:style-name="ce79" office:value-type="float" office:value="140" calcext:value-type="float">
            <text:p>140</text:p>
          </table:table-cell>
          <table:table-cell/>
          <table:table-cell table:style-name="ce204" office:value-type="date" office:date-value="2018-11-23" calcext:value-type="date">
            <text:p>23/11/18</text:p>
          </table:table-cell>
          <table:table-cell table:style-name="ce111" office:value-type="float" office:value="1400" calcext:value-type="float">
            <text:p>1400</text:p>
          </table:table-cell>
        </table:table-row>
        <table:table-row table:style-name="ro1">
          <table:table-cell table:style-name="ce3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30">00/00/0000</text:date>, <text:time style:data-style-name="N2" text:time-value="18:19:02.7571821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09-30T09:12:03.412588791</dc:date>
    <meta:editing-duration>P11DT13H14M55S</meta:editing-duration>
    <meta:editing-cycles>250</meta:editing-cycles>
    <meta:document-statistic meta:table-count="4" meta:cell-count="560" meta:object-count="0"/>
  </office:meta>
</office:document-meta>
</file>